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0.848in"/>
    </style:style>
    <style:style style:name="co9" style:family="table-column">
      <style:table-column-properties fo:break-before="auto" style:column-width="2.4362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957in"/>
    </style:style>
    <style:style style:name="co13" style:family="table-column">
      <style:table-column-properties fo:break-before="auto" style:column-width="0.7118in"/>
    </style:style>
    <style:style style:name="co14" style:family="table-column">
      <style:table-column-properties fo:break-before="auto" style:column-width="0.689in"/>
    </style:style>
    <style:style style:name="co15" style:family="table-column">
      <style:table-column-properties fo:break-before="auto" style:column-width="1.6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cccccc"/>
      <style:text-properties fo:color="#ce181e"/>
    </style:style>
    <style:style style:name="ce36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</style:style>
    <style:style style:name="ce57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/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6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ce59"/>
        <table:table-column table:style-name="co14" table:default-cell-style-name="Default"/>
        <table:table-column table:style-name="co15" table:default-cell-style-name="Default"/>
        <table:table-column table:style-name="co11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SG.NAME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LSG.FORMEL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BEZIEHUNG</text:p>
          </table:table-cell>
          <table:table-cell table:style-name="ce1" office:value-type="string" calcext:value-type="string">
            <text:p>LSG.BEZIEHUNG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LSG.WERT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eichen</text:p>
          </table:table-cell>
          <table:table-cell table:style-name="ce1" office:value-type="string" calcext:value-type="string">
            <text:p>Beziehung</text:p>
          </table:table-cell>
          <table:table-cell table:style-name="ce55" office:value-type="string" calcext:value-type="string">
            <text:p>Wert</text:p>
          </table:table-cell>
          <table:table-cell table:style-name="ce1" office:value-type="string" calcext:value-type="string">
            <text:p>Einheit</text:p>
          </table:table-cell>
          <table:table-cell table:style-name="ce63" office:value-type="string" calcext:value-type="string">
            <text:p>siunitx</text:p>
          </table:table-cell>
          <table:table-cell table:style-name="ce1" office:value-type="string" calcext:value-type="string">
            <text:p>Anderes</text:p>
          </table:table-cell>
          <table:table-cell table:style-name="ce1" table:number-columns-repeated="1006"/>
        </table:table-row>
        <table:table-row table:style-name="ro1"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Gib das Formelzeichen an für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Gib den Namen der Konstante a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style-name="ce28" office:value-type="string" calcext:value-type="string">
            <text:p>Welche Konstante berechnet sich wie folgt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Welche Konstante ist hier angegebe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number-columns-repeated="3" table:style-name="ce28" office:value-type="string" calcext:value-type="string">
            <text:p>####</text:p>
          </table:table-cell>
          <table:table-cell table:style-name="ce56" office:value-type="string" calcext:value-type="string">
            <text:p>####</text:p>
          </table:table-cell>
          <table:table-cell table:number-columns-repeated="2" table:style-name="ce28" office:value-type="string" calcext:value-type="string">
            <text:p>####</text:p>
          </table:table-cell>
          <table:table-cell table:style-name="ce28" table:number-columns-repeated="1007"/>
        </table:table-row>
        <table:table-row table:style-name="ro2">
          <table:table-cell table:style-name="ce29"/>
          <table:table-cell table:style-name="ce29" office:value-type="string" calcext:value-type="string">
            <text:p>Give the symbol of the physical constant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Give the name of the constant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29" office:value-type="string" calcext:value-type="string">
            <text:p>Which physical constant can be calculated by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Which physical constant is approximately given by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36" table:number-columns-repeated="6"/>
          <table:table-cell table:style-name="ce29" table:number-columns-repeated="1007"/>
        </table:table-row>
        <table:table-row table:style-name="ro1"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# NAME</text:p>
          </table:table-cell>
          <table:table-cell table:style-name="ce30" table:formula="of:=[.C1]" office:value-type="string" office:string-value="LSG.NAME" calcext:value-type="string">
            <text:p>LSG.NAME</text:p>
          </table:table-cell>
          <table:table-cell table:style-name="ce30"/>
          <table:table-cell table:style-name="ce30" table:formula="of:=[.E1]" office:value-type="string" office:string-value="FORMELZEICHEN" calcext:value-type="string">
            <text:p>FORMELZEICHEN</text:p>
          </table:table-cell>
          <table:table-cell table:style-name="ce30" table:formula="of:=[.F1]" office:value-type="string" office:string-value="LSG.FORMEL" calcext:value-type="string">
            <text:p>LSG.FORMEL</text:p>
          </table:table-cell>
          <table:table-cell table:style-name="ce30"/>
          <table:table-cell table:style-name="ce30" table:formula="of:=[.H1]" office:value-type="string" office:string-value="BEZIEHUNG" calcext:value-type="string">
            <text:p>BEZIEHUNG</text:p>
          </table:table-cell>
          <table:table-cell table:style-name="ce30" table:formula="of:=[.I1]" office:value-type="string" office:string-value="LSG.BEZIEHUNG" calcext:value-type="string">
            <text:p>LSG.BEZIEHUNG</text:p>
          </table:table-cell>
          <table:table-cell table:style-name="ce30"/>
          <table:table-cell table:style-name="ce30" table:formula="of:=[.K1]" office:value-type="string" office:string-value="WERT" calcext:value-type="string">
            <text:p>WERT</text:p>
          </table:table-cell>
          <table:table-cell table:style-name="ce30" table:formula="of:=[.L1]" office:value-type="string" office:string-value="LSG.WERT" calcext:value-type="string">
            <text:p>LSG.WERT</text:p>
          </table:table-cell>
          <table:table-cell table:style-name="ce30"/>
          <table:table-cell table:style-name="ce30" table:formula="of:=[.N1]" office:value-type="string" office:string-value="Name" calcext:value-type="string">
            <text:p>Name</text:p>
          </table:table-cell>
          <table:table-cell table:style-name="ce30" table:formula="of:=[.O1]" office:value-type="string" office:string-value="Zeichen" calcext:value-type="string">
            <text:p>Zeichen</text:p>
          </table:table-cell>
          <table:table-cell table:style-name="ce30" table:formula="of:=[.P1]" office:value-type="string" office:string-value="Beziehung" calcext:value-type="string">
            <text:p>Beziehung</text:p>
          </table:table-cell>
          <table:table-cell table:style-name="ce57" table:formula="of:=[.Q1]" office:value-type="string" office:string-value="Wert" calcext:value-type="string">
            <text:p>Wert</text:p>
          </table:table-cell>
          <table:table-cell table:style-name="ce30" table:formula="of:=[.R1]" office:value-type="string" office:string-value="Einheit" calcext:value-type="string">
            <text:p>Einheit</text:p>
          </table:table-cell>
          <table:table-cell table:style-name="ce64" table:formula="of:=[.S1]" office:value-type="string" office:string-value="siunitx" calcext:value-type="string">
            <text:p>siunitx</text:p>
          </table:table-cell>
          <table:table-cell table:style-name="ce64" table:formula="of:=[.T1]" office:value-type="string" office:string-value="Anderes" calcext:value-type="string">
            <text:p>Anderes</text:p>
          </table:table-cell>
          <table:table-cell table:style-name="ce30" table:number-columns-repeated="2"/>
          <table:table-cell table:style-name="ce30" office:value-type="string" calcext:value-type="string">
            <text:p>Name (dt.)</text:p>
          </table:table-cell>
          <table:table-cell table:style-name="ce30"/>
          <table:table-cell table:style-name="ce30" office:value-type="string" calcext:value-type="string">
            <text:p>Name (engl.)</text:p>
          </table:table-cell>
          <table:table-cell table:style-name="ce30" table:number-columns-repeated="1001"/>
        </table:table-row>
        <table:table-row table:style-name="ro1">
          <table:table-cell table:style-name="ce31"/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32"/>
          <table:table-cell table:style-name="ce33"/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28"/>
          <table:table-cell table:style-name="ce32"/>
          <table:table-cell table:style-name="ce34"/>
          <table:table-cell table:style-name="ce28"/>
          <table:table-cell table:style-name="ce28" table:formula="of:=IF([.N5]=&quot;&quot;;&quot;&quot;;CONCATENATE(&quot;\SI{&quot;;[.Q5];&quot;}{&quot;;[.S5];&quot;}&quot;))" office:value-type="string" office:string-value="\SI{-273.15}{\celsius}" calcext:value-type="string">
            <text:p>\SI{-273.15}{\celsius}</text:p>
          </table:table-cell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/>
          <table:table-cell table:style-name="ce31" table:formula="of:=[.Y5]" office:value-type="string" office:string-value="absolute zero" calcext:value-type="string">
            <text:p>absolute zero</text:p>
          </table:table-cell>
          <table:table-cell table:number-columns-repeated="2" table:style-name="ce31" office:value-type="string" calcext:value-type="string">
            <text:p>\SI{0}{\kelvin}</text:p>
          </table:table-cell>
          <table:table-cell table:style-name="ce58" office:value-type="string" calcext:value-type="string">
            <text:p>-273.15</text:p>
          </table:table-cell>
          <table:table-cell table:style-name="ce31" office:value-type="string" calcext:value-type="string">
            <text:p>°C</text:p>
          </table:table-cell>
          <table:table-cell table:style-name="ce65" office:value-type="string" calcext:value-type="string">
            <text:p>\celsius</text:p>
          </table:table-cell>
          <table:table-cell table:style-name="ce66"/>
          <table:table-cell table:style-name="ce31" table:number-columns-repeated="2"/>
          <table:table-cell table:style-name="ce31" office:value-type="string" calcext:value-type="string">
            <text:p>Absoluter Nullpunkt</text:p>
          </table:table-cell>
          <table:table-cell table:style-name="ce31"/>
          <table:table-cell table:style-name="ce31" office:value-type="string" calcext:value-type="string">
            <text:p>absolute zero</text:p>
          </table:table-cell>
          <table:table-cell table:style-name="ce31"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6]=&quot;&quot;;&quot;&quot;;[.N6])" office:value-type="string" office:string-value="atomic mass unit" calcext:value-type="string">
            <text:p>atomic mass unit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 table:formula="of:=IF([.N6]=&quot;&quot;;&quot;&quot;;[.N6])" office:value-type="string" office:string-value="atomic mass unit" calcext:value-type="string">
            <text:p>atomic mass unit</text:p>
          </table:table-cell>
          <table:table-cell table:style-name="ce28"/>
          <table:table-cell table:style-name="ce34" office:value-type="string" calcext:value-type="string">
            <text:p>$\frac{1}{12}\cdot m({}^{12}\text{C})$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N6]=&quot;&quot;;&quot;&quot;;CONCATENATE(&quot;\SI{&quot;;[.Q6];&quot;}{&quot;;[.S6];&quot;}&quot;))" office:value-type="string" office:string-value="\SI{1.66e-27}{\kilogram}" calcext:value-type="string">
            <text:p>\SI{1.66e-27}{\kilogram}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formula="of:=[.Y6]" office:value-type="string" office:string-value="atomic mass unit" calcext:value-type="string">
            <text:p>atomic mass un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Atomare Masseneinheit</text:p>
          </table:table-cell>
          <table:table-cell/>
          <table:table-cell office:value-type="string" calcext:value-type="string">
            <text:p>atomic mass uni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7]=&quot;&quot;;&quot;&quot;;CONCATENATE(&quot;\SI{&quot;;[.Q7];&quot;}{&quot;;[.S7];&quot;}&quot;))" office:value-type="string" office:string-value="\SI{6.02e23}{\per\mol}" calcext:value-type="string">
            <text:p>\SI{6.02e23}{\per\mol}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formula="of:=[.Y7]" office:value-type="string" office:string-value="Avogadro constant" calcext:value-type="string">
            <text:p>Avogadro constant</text:p>
          </table:table-cell>
          <table:table-cell office:value-type="string" calcext:value-type="string">
            <text:p>N_A</text:p>
          </table:table-cell>
          <table:table-cell/>
          <table:table-cell table:style-name="ce60" office:value-type="string" calcext:value-type="string">
            <text:p>6.0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3"/>
          <table:table-cell office:value-type="string" calcext:value-type="string">
            <text:p>Avogadro-Konstante</text:p>
          </table:table-cell>
          <table:table-cell/>
          <table:table-cell office:value-type="string" calcext:value-type="string">
            <text:p>Avogadro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8]=&quot;&quot;;&quot;&quot;;CONCATENATE(&quot;\SI{&quot;;[.Q8];&quot;}{&quot;;[.S8];&quot;}&quot;))" office:value-type="string" office:string-value="\SI{1.38e-23}{\joule\per\kelvin}" calcext:value-type="string">
            <text:p>\SI{1.38e-23}{\joule\per\kelvin}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formula="of:=[.Y8]" office:value-type="string" office:string-value="Boltzmann constant" calcext:value-type="string">
            <text:p>Boltzmann constant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3"/>
          <table:table-cell office:value-type="string" calcext:value-type="string">
            <text:p>Boltzmann-Konstante</text:p>
          </table:table-cell>
          <table:table-cell/>
          <table:table-cell office:value-type="string" calcext:value-type="string">
            <text:p>Boltzmann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9]=&quot;&quot;;&quot;&quot;;CONCATENATE(&quot;\SI{&quot;;[.Q9];&quot;}{&quot;;[.S9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formula="of:=[.Y9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mu_0 c^2}$</text:p>
          </table:table-cell>
          <table:table-cell table:style-name="ce28" table:formula="of:=IF([.$N10]=&quot;&quot;;&quot;&quot;;CONCATENATE(&quot;$&quot;;[.$O10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10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/>
          <table:table-cell table:style-name="ce34" office:value-type="string" calcext:value-type="string">
            <text:p>$e\cdot\SI{1}{\volt}$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N11]=&quot;&quot;;&quot;&quot;;CONCATENATE(&quot;\SI{&quot;;[.Q11];&quot;}{&quot;;[.S11];&quot;}&quot;))" office:value-type="string" office:string-value="\SI{1.602e-19}{\joule}" calcext:value-type="string">
            <text:p>\SI{1.602e-19}{\joule}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formula="of:=[.Y11]" office:value-type="string" office:string-value="electron volt" calcext:value-type="string">
            <text:p>electron 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3"/>
          <table:table-cell office:value-type="string" calcext:value-type="string">
            <text:p>Elektronenvolt</text:p>
          </table:table-cell>
          <table:table-cell/>
          <table:table-cell office:value-type="string" calcext:value-type="string">
            <text:p>electron vol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2]=&quot;&quot;;&quot;&quot;;CONCATENATE(&quot;\SI{&quot;;[.Q12];&quot;}{&quot;;[.S12];&quot;}&quot;))" office:value-type="string" office:string-value="\SI{1.602e-19}{\coulomb}" calcext:value-type="string">
            <text:p>\SI{1.602e-19}{\coulomb}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formula="of:=[.Y12]" office:value-type="string" office:string-value="elementary charge" calcext:value-type="string">
            <text:p>elementary char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3"/>
          <table:table-cell office:value-type="string" calcext:value-type="string">
            <text:p>Elementarladung</text:p>
          </table:table-cell>
          <table:table-cell/>
          <table:table-cell office:value-type="string" calcext:value-type="string">
            <text:p>elementary char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/>
          <table:table-cell table:style-name="ce34" office:value-type="string" calcext:value-type="string">
            <text:p>$N_A\cdot e$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N13]=&quot;&quot;;&quot;&quot;;CONCATENATE(&quot;\SI{&quot;;[.Q13];&quot;}{&quot;;[.S13];&quot;}&quot;))" office:value-type="string" office:string-value="\SI{96 485,3}{\coulomb\per\mol}" calcext:value-type="string">
            <text:p>\SI{96 485,3}{\coulomb\per\mol}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formula="of:=[.Y13]" office:value-type="string" office:string-value="Faraday constant" calcext:value-type="string">
            <text:p>Faraday consta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_A * e</text:p>
          </table:table-cell>
          <table:table-cell office:value-type="string" calcext:value-type="string">
            <text:p>96 485,3</text:p>
          </table:table-cell>
          <table:table-cell office:value-type="string" calcext:value-type="string">
            <text:p>C / mol</text:p>
          </table:table-cell>
          <table:table-cell office:value-type="string" calcext:value-type="string">
            <text:p>\coulomb\per\mol</text:p>
          </table:table-cell>
          <table:table-cell table:number-columns-repeated="3"/>
          <table:table-cell office:value-type="string" calcext:value-type="string">
            <text:p>Faradaykonstante</text:p>
          </table:table-cell>
          <table:table-cell/>
          <table:table-cell office:value-type="string" calcext:value-type="string">
            <text:p>Faraday constant</text:p>
          </table:table-cell>
          <table:table-cell table:number-columns-repeated="1001"/>
        </table:table-row>
        <table:table-row table:style-name="ro1">
          <table:table-cell/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/>
          <table:table-cell table:style-name="ce34" table:number-columns-repeated="2"/>
          <table:table-cell table:style-name="ce35"/>
          <table:table-cell table:style-name="ce28" table:formula="of:=IF([.N14]=&quot;&quot;;&quot;&quot;;CONCATENATE(&quot;\SI{&quot;;[.Q14];&quot;}{&quot;;[.S14];&quot;}&quot;))" office:value-type="string" office:string-value="\SI{9.81}{\meter\per\second\squared}" calcext:value-type="string">
            <text:p>\SI{9.81}{\meter\per\second\squared}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formula="of:=[.Y14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displaystyle{}G\cdot\frac{m_E}{r_E^2}$</text:p>
          </table:table-cell>
          <table:table-cell table:style-name="ce2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style-name="ce28" table:number-columns-repeated="3"/>
          <table:table-cell table:formula="of:=[.Y15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6]=&quot;&quot;;&quot;&quot;;CONCATENATE(&quot;\SI{&quot;;[.Q16];&quot;}{&quot;;[.S16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formula="of:=[.Y16]" office:value-type="string" office:string-value="gravitational constant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3"/>
          <table:table-cell office:value-type="string" calcext:value-type="string">
            <text:p>Gravitationskonstante</text:p>
          </table:table-cell>
          <table:table-cell/>
          <table:table-cell office:value-type="string" calcext:value-type="string">
            <text:p>gravitational constant</text:p>
          </table:table-cell>
          <table:table-cell/>
          <table:table-cell table:style-name="ce34" office:value-type="string" calcext:value-type="string">
            <text:p>$\displaystyle\gamma\cdot\frac{m_E}{r_E^2}$</text:p>
          </table:table-cell>
          <table:table-cell office:value-type="string" calcext:value-type="string">
            <text:p>$g$</text:p>
          </table:table-cell>
          <table:table-cell office:value-type="string" calcext:value-type="string">
            <text:p>\gamma</text:p>
          </table:table-cell>
          <table:table-cell table:style-name="ce35" office:value-type="string" calcext:value-type="string">
            <text:p>\footnote{Der Index $E$ steht im folgenden Ausdruck für den Planeten Erde.}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7]=&quot;&quot;;&quot;&quot;;CONCATENATE(&quot;\SI{&quot;;[.Q17];&quot;}{&quot;;[.S17];&quot;}&quot;))" office:value-type="string" office:string-value="\SI{3.00e8}{\meter\per\second}" calcext:value-type="string">
            <text:p>\SI{3.00e8}{\meter\per\second}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formula="of:=[.Y17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sqrt{\frac{1}{\epsilon_0 \mu_0}}$</text:p>
          </table:table-cell>
          <table:table-cell table:style-name="ce28" table:formula="of:=IF([.$N18]=&quot;&quot;;&quot;&quot;;CONCATENATE(&quot;$&quot;;[.$O18];&quot;$&quot;))" office:value-type="string" office:string-value="$c$" calcext:value-type="string">
            <text:p>$c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18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9]=&quot;&quot;;&quot;&quot;;CONCATENATE(&quot;\SI{&quot;;[.Q19];&quot;}{&quot;;[.S19];&quot;}&quot;))" office:value-type="string" office:string-value="\SI{1.2566e-6}{\volt\s\per\ampere\per\m}" calcext:value-type="string">
            <text:p>\SI{1.2566e-6}{\volt\s\per\ampere\per\m}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formula="of:=[.Y19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epsilon_0 c^2}$</text:p>
          </table:table-cell>
          <table:table-cell table:style-name="ce28" table:formula="of:=IF([.$N20]=&quot;&quot;;&quot;&quot;;CONCATENATE(&quot;$&quot;;[.$O20];&quot;$&quot;))" office:value-type="string" office:string-value="$\mu_0$" calcext:value-type="string">
            <text:p>$\mu_0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20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1]=&quot;&quot;;&quot;&quot;;CONCATENATE(&quot;\SI{&quot;;[.Q21];&quot;}{&quot;;[.S21];&quot;}&quot;))" office:value-type="string" office:string-value="\SI{9.11e-31}{\kilogram}" calcext:value-type="string">
            <text:p>\SI{9.11e-31}{\kilogram}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formula="of:=[.Y21]" office:value-type="string" office:string-value="electron mass" calcext:value-type="string">
            <text:p>electron mas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Masse des Elektrons</text:p>
          </table:table-cell>
          <table:table-cell/>
          <table:table-cell office:value-type="string" calcext:value-type="string">
            <text:p>elec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2]=&quot;&quot;;&quot;&quot;;CONCATENATE(&quot;\SI{&quot;;[.Q22];&quot;}{&quot;;[.S22];&quot;}&quot;))" office:value-type="string" office:string-value="\SI{1.0087}{\amu}" calcext:value-type="string">
            <text:p>\SI{1.0087}{\amu}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formula="of:=[.Y22]" office:value-type="string" office:string-value="neutron mass" calcext:value-type="string">
            <text:p>neutron mass</text:p>
          </table:table-cell>
          <table:table-cell office:value-type="string" calcext:value-type="string">
            <text:p>m_n</text:p>
          </table:table-cell>
          <table:table-cell/>
          <table:table-cell table:style-name="ce60" office:value-type="float" office:value="1.0087" calcext:value-type="float">
            <text:p>1.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Neutrons</text:p>
          </table:table-cell>
          <table:table-cell/>
          <table:table-cell office:value-type="string" calcext:value-type="string">
            <text:p>neu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3]=&quot;&quot;;&quot;&quot;;CONCATENATE(&quot;\SI{&quot;;[.Q23];&quot;}{&quot;;[.S23];&quot;}&quot;))" office:value-type="string" office:string-value="\SI{1.0073}{\amu}" calcext:value-type="string">
            <text:p>\SI{1.0073}{\amu}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formula="of:=[.Y23]" office:value-type="string" office:string-value="proton mass" calcext:value-type="string">
            <text:p>proton mass</text:p>
          </table:table-cell>
          <table:table-cell office:value-type="string" calcext:value-type="string">
            <text:p>m_p</text:p>
          </table:table-cell>
          <table:table-cell/>
          <table:table-cell table:style-name="ce60" office:value-type="float" office:value="1.0073" calcext:value-type="float">
            <text:p>1.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Protons</text:p>
          </table:table-cell>
          <table:table-cell/>
          <table:table-cell office:value-type="string" calcext:value-type="string">
            <text:p>prot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4]=&quot;&quot;;&quot;&quot;;CONCATENATE(&quot;\SI{&quot;;[.Q24];&quot;}{&quot;;[.S24];&quot;}&quot;))" office:value-type="string" office:string-value="\SI{1.0078}{\amu}" calcext:value-type="string">
            <text:p>\SI{1.0078}{\amu}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formula="of:=[.Y24]" office:value-type="string" office:string-value="hydrogen mass" calcext:value-type="string">
            <text:p>hydrogen mas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3"/>
          <table:table-cell office:value-type="string" calcext:value-type="string">
            <text:p>Masse des Wasserstoffatoms</text:p>
          </table:table-cell>
          <table:table-cell/>
          <table:table-cell office:value-type="string" calcext:value-type="string">
            <text:p>hydroge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5]=&quot;&quot;;&quot;&quot;;CONCATENATE(&quot;\SI{&quot;;[.Q25];&quot;}{&quot;;[.S25];&quot;}&quot;))" office:value-type="string" office:string-value="\SI{6.626e-34}{\joule\second}" calcext:value-type="string">
            <text:p>\SI{6.626e-34}{\joule\second}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formula="of:=[.Y25]" office:value-type="string" office:string-value="Planck constant" calcext:value-type="string">
            <text:p>Planck const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3"/>
          <table:table-cell office:value-type="string" calcext:value-type="string">
            <text:p>Plancksches Wirkungsquantum</text:p>
          </table:table-cell>
          <table:table-cell/>
          <table:table-cell office:value-type="string" calcext:value-type="string">
            <text:p>Planck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/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34" office:value-type="string" calcext:value-type="string">
            <text:p>$e / m_e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28" table:formula="of:=IF([.N26]=&quot;&quot;;&quot;&quot;;CONCATENATE(&quot;\SI{&quot;;[.Q26];&quot;}{&quot;;[.S26];&quot;}&quot;))" office:value-type="string" office:string-value="\SI{1.76e11}{\coulomb\per\kilogram}" calcext:value-type="string">
            <text:p>\SI{1.76e11}{\coulomb\per\kilogram}</text:p>
          </table:table-cell>
          <table:table-cell table:style-name="ce34"/>
          <table:table-cell table:style-name="ce28"/>
          <table:table-cell table:formula="of:=[.Y26]" office:value-type="string" office:string-value="charge-to-mass ratio of an electron" calcext:value-type="string">
            <text:p>charge-to-mass ratio of an electron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3"/>
          <table:table-cell office:value-type="string" calcext:value-type="string">
            <text:p>Spezifische Ladung des Elektrons</text:p>
          </table:table-cell>
          <table:table-cell/>
          <table:table-cell office:value-type="string" calcext:value-type="string">
            <text:p>charge-to-mass ratio of an electr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/>
          <table:table-cell table:style-name="ce34" office:value-type="string" calcext:value-type="string">
            <text:p>$N_A\cdot k_B$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N27]=&quot;&quot;;&quot;&quot;;CONCATENATE(&quot;\SI{&quot;;[.Q27];&quot;}{&quot;;[.S27];&quot;}&quot;))" office:value-type="string" office:string-value="\SI{8.314}{\joule\per\mol\per\kelvin}" calcext:value-type="string">
            <text:p>\SI{8.314}{\joule\per\mol\per\kelvin}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formula="of:=[.Y27]" office:value-type="string" office:string-value="molar gas constant" calcext:value-type="string">
            <text:p>molar gas constant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4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mol\per\kelvin</text:p>
          </table:table-cell>
          <table:table-cell table:number-columns-repeated="3"/>
          <table:table-cell office:value-type="string" calcext:value-type="string">
            <text:p>Molare Gaskonstante</text:p>
          </table:table-cell>
          <table:table-cell/>
          <table:table-cell office:value-type="string" calcext:value-type="string">
            <text:p>molar gas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8]=&quot;&quot;;&quot;&quot;;[.N28])" office:value-type="string" office:string-value="Rydberg constant" calcext:value-type="string">
            <text:p>Rydberg constant</text:p>
          </table:table-cell>
          <table:table-cell table:style-name="ce28" table:formula="of:=IF([.$N28]=&quot;&quot;;&quot;&quot;;CONCATENATE(&quot;$&quot;;[.$O28];&quot;$&quot;))" office:value-type="string" office:string-value="$R_\infty$" calcext:value-type="string">
            <text:p>$R_\infty$</text:p>
          </table:table-cell>
          <table:table-cell table:style-name="ce28"/>
          <table:table-cell table:style-name="ce28" table:formula="of:=IF([.$N28]=&quot;&quot;;&quot;&quot;;CONCATENATE(&quot;$&quot;;[.$O28];&quot;$&quot;))" office:value-type="string" office:string-value="$R_\infty$" calcext:value-type="string">
            <text:p>$R_\infty$</text:p>
          </table:table-cell>
          <table:table-cell table:style-name="ce28" table:formula="of:=IF([.N28]=&quot;&quot;;&quot;&quot;;[.N28])" office:value-type="string" office:string-value="Rydberg constant" calcext:value-type="string">
            <text:p>Rydberg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8]=&quot;&quot;;&quot;&quot;;CONCATENATE(&quot;\SI{&quot;;[.Q28];&quot;}{&quot;;[.S28];&quot;}&quot;))" office:value-type="string" office:string-value="\SI{1.097e7}{\per\m}" calcext:value-type="string">
            <text:p>\SI{1.097e7}{\per\m}</text:p>
          </table:table-cell>
          <table:table-cell table:style-name="ce28" table:formula="of:=IF([.$N28]=&quot;&quot;;&quot;&quot;;CONCATENATE(&quot;$&quot;;[.$O28];&quot;$&quot;))" office:value-type="string" office:string-value="$R_\infty$" calcext:value-type="string">
            <text:p>$R_\infty$</text:p>
          </table:table-cell>
          <table:table-cell table:style-name="ce28"/>
          <table:table-cell office:value-type="string" calcext:value-type="string">
            <text:p>Rydberg constant</text:p>
          </table:table-cell>
          <table:table-cell office:value-type="string" calcext:value-type="string">
            <text:p>R_\infty</text:p>
          </table:table-cell>
          <table:table-cell/>
          <table:table-cell office:value-type="string" calcext:value-type="string">
            <text:p>1.097e7</text:p>
          </table:table-cell>
          <table:table-cell office:value-type="string" calcext:value-type="string">
            <text:p>m^-1</text:p>
          </table:table-cell>
          <table:table-cell office:value-type="string" calcext:value-type="string">
            <text:p>\per\m</text:p>
          </table:table-cell>
          <table:table-cell table:number-columns-repeated="3"/>
          <table:table-cell office:value-type="string" calcext:value-type="string">
            <text:p>Rydberg-Konstante</text:p>
          </table:table-cell>
          <table:table-cell/>
          <table:table-cell office:value-type="string" calcext:value-type="string">
            <text:p>Rydberg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9]=&quot;&quot;;&quot;&quot;;[.N29])" office:value-type="string" office:string-value="Rydberg frequency" calcext:value-type="string">
            <text:p>Rydberg frequency</text:p>
          </table:table-cell>
          <table:table-cell table:style-name="ce28" table:formula="of:=IF([.$N29]=&quot;&quot;;&quot;&quot;;CONCATENATE(&quot;$&quot;;[.$O29];&quot;$&quot;))" office:value-type="string" office:string-value="$f_R$" calcext:value-type="string">
            <text:p>$f_R$</text:p>
          </table:table-cell>
          <table:table-cell table:style-name="ce28"/>
          <table:table-cell table:style-name="ce28" table:formula="of:=IF([.$N29]=&quot;&quot;;&quot;&quot;;CONCATENATE(&quot;$&quot;;[.$O29];&quot;$&quot;))" office:value-type="string" office:string-value="$f_R$" calcext:value-type="string">
            <text:p>$f_R$</text:p>
          </table:table-cell>
          <table:table-cell table:style-name="ce28" table:formula="of:=IF([.N29]=&quot;&quot;;&quot;&quot;;[.N29])" office:value-type="string" office:string-value="Rydberg frequency" calcext:value-type="string">
            <text:p>Rydberg frequency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9]=&quot;&quot;;&quot;&quot;;CONCATENATE(&quot;\SI{&quot;;[.Q29];&quot;}{&quot;;[.S29];&quot;}&quot;))" office:value-type="string" office:string-value="\SI{3.290e15}{\hertz}" calcext:value-type="string">
            <text:p>\SI{3.290e15}{\hertz}</text:p>
          </table:table-cell>
          <table:table-cell table:style-name="ce28" table:formula="of:=IF([.$N29]=&quot;&quot;;&quot;&quot;;CONCATENATE(&quot;$&quot;;[.$O29];&quot;$&quot;))" office:value-type="string" office:string-value="$f_R$" calcext:value-type="string">
            <text:p>$f_R$</text:p>
          </table:table-cell>
          <table:table-cell table:style-name="ce28"/>
          <table:table-cell office:value-type="string" calcext:value-type="string">
            <text:p>Rydberg frequency</text:p>
          </table:table-cell>
          <table:table-cell office:value-type="string" calcext:value-type="string">
            <text:p>f_R</text:p>
          </table:table-cell>
          <table:table-cell/>
          <table:table-cell office:value-type="string" calcext:value-type="string">
            <text:p>3.290e15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\hertz</text:p>
          </table:table-cell>
          <table:table-cell table:number-columns-repeated="3"/>
          <table:table-cell office:value-type="string" calcext:value-type="string">
            <text:p>Rydberg-Frequenz</text:p>
          </table:table-cell>
          <table:table-cell/>
          <table:table-cell office:value-type="string" calcext:value-type="string">
            <text:p>Rydberg frequency</text:p>
          </table:table-cell>
          <table:table-cell table:number-columns-repeated="1001"/>
        </table:table-row>
        <table:table-row table:style-name="ro1" table:number-rows-repeated="1048546">
          <table:table-cell table:number-columns-repeated="1026"/>
        </table:table-row>
        <table:table-row table:style-name="ro1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5:46:06.06325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2T15:49:06.683714000</dc:date>
    <meta:editing-duration>PT4H4M39S</meta:editing-duration>
    <meta:editing-cycles>95</meta:editing-cycles>
    <meta:generator>LibreOffice/25.8.3.2$MacOSX_AARCH64 LibreOffice_project/8ca8d55c161d602844f5428fa4b58097424e324e</meta:generator>
    <meta:print-date>2019-01-01T16:59:37.016746981</meta:print-date>
    <meta:document-statistic meta:table-count="1" meta:cell-count="426" meta:object-count="0"/>
  </office:meta>
</office:document-meta>
</file>